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0f09c9" officeooo:paragraph-rsid="000f09c9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paragraph-rsid="0011017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26520" officeooo:paragraph-rsid="00126520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326a7" officeooo:paragraph-rsid="001326a7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bold" officeooo:paragraph-rsid="000f09c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nux Biolinum G" fo:font-weight="bold" style:font-weight-asian="bold" style:font-weight-complex="bold"/>
    </style:style>
    <style:style style:name="P8" style:family="paragraph" style:parent-style-name="Standard">
      <style:text-properties fo:color="#000000" loext:opacity="100%" style:font-name="Linux Biolinum G" fo:font-weight="bold" style:font-weight-asian="bold" style:font-weight-complex="bold"/>
    </style:style>
    <style:style style:name="T1" style:family="text">
      <style:text-properties officeooo:rsid="000b05ca"/>
    </style:style>
    <style:style style:name="T2" style:family="text">
      <style:text-properties officeooo:rsid="000f09c9"/>
    </style:style>
    <style:style style:name="T3" style:family="text">
      <style:text-properties fo:font-weight="bold"/>
    </style:style>
    <style:style style:name="T4" style:family="text">
      <style:text-properties fo:color="#c4c4cc" loext:opacity="100%"/>
    </style:style>
    <style:style style:name="T5" style:family="text">
      <style:text-properties fo:color="#c4c4cc" loext:opacity="100%" style:font-name="Robo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A 01 – 11/09/22 – START</text:p>
      <text:p text:style-name="P7"/>
      <text:p text:style-name="P7"/>
      <text:p text:style-name="P8">DIA 0<text:span text:style-name="T2">1</text:span> – 12/09/22 – <text:span text:style-name="T1">Base Building</text:span></text:p>
      <text:p text:style-name="P8"/>
      <text:p text:style-name="P3">Press start to the next level! Participe da abertura do evento ao vivo e descubra em detalhes tudo vai acontecer e como vamos avançar para o próximo nível na melhor edição do NLW. </text:p>
      <text:p text:style-name="P3">Durante essa semana vamos desenvolver um projeto inédito do universo de games e acelere sua evolução, seja qual for o seu nível na programação. </text:p>
      <text:p text:style-name="P1"/>
      <text:p text:style-name="P4">Conhecimentos em Node Js, React Js, React Native </text:p>
      <text:p text:style-name="P5">Foi construída toda a base de programação e back-end para a execução do projeto</text:p>
      <text:p text:style-name="P4"/>
      <text:p text:style-name="P2">SENHA </text:p>
      <text:p text:style-name="P1"/>
      <text:p text:style-name="P6">DIA 0<text:span text:style-name="T2">2</text:span> – 1<text:span text:style-name="T2">3</text:span>/09/22 –</text:p>
      <text:p text:style-name="P6"/>
      <text:p text:style-name="P6">DIA <text:span text:style-name="T2">03</text:span> – 1<text:span text:style-name="T2">4</text:span>/09/22 –</text:p>
      <text:p text:style-name="P6"/>
      <text:p text:style-name="P6">DIA 0<text:span text:style-name="T2">3</text:span> – 1<text:span text:style-name="T2">5</text:span>/09/22 –</text:p>
      <text:p text:style-name="P6"/>
      <text:p text:style-name="P6">DIA 0<text:span text:style-name="T2">4</text:span> – 1<text:span text:style-name="T2">6</text:span>/09/22 –</text:p>
      <text:p text:style-name="P6"/>
      <text:p text:style-name="P6">DIA 0<text:span text:style-name="T2">5</text:span> – 1<text:span text:style-name="T2">7</text:span>/09/22 –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03:31:22.567000000</dc:date>
    <meta:editing-duration>PT52M15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2" meta:word-count="104" meta:character-count="611" meta:non-whitespace-character-count="501"/>
  </office:meta>
</office:document-meta>
</file>